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92in"/>
    </style:style>
    <style:style style:name="co2" style:family="table-column">
      <style:table-column-properties fo:break-before="auto" style:column-width="0.999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order="0.0008in solid #000000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MG</text:p>
          </table:table-cell>
          <table:table-cell office:value-type="float" office:value="234858">
            <text:p>234858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float" office:value="270215">
            <text:p>2702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amma Mia Pizza</text:p>
          </table:table-cell>
          <table:table-cell office:value-type="string">
            <text:p>0232/270.2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Instalatorul FLORIN</text:p>
          </table:table-cell>
          <table:table-cell office:value-type="string">
            <text:p>0740/609.024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>
            <text:p>Termopane DAN ENACHE</text:p>
          </table:table-cell>
          <table:table-cell office:value-type="string">
            <text:p>0722/463.8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H</text:p>
          </table:table-cell>
          <table:table-cell office:value-type="float" office:value="234460">
            <text:p>2344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FASTPATH LOGIC</text:p>
          </table:table-cell>
          <table:table-cell office:value-type="string">
            <text:p>0232/218.090</text:p>
          </table:table-cell>
        </table:table-row>
        <table:table-row table:style-name="ro1">
          <table:table-cell/>
          <table:table-cell office:value-type="string">
            <text:p>0232/210.44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YOTERRA</text:p>
          </table:table-cell>
          <table:table-cell office:value-type="string">
            <text:p>0232/260.8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B</text:p>
          </table:table-cell>
          <table:table-cell office:value-type="string">
            <text:p>0742/007.900</text:p>
          </table:table-cell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1">05/31/2007</text:date>, <text:time>12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mihai costin</meta:initial-creator>
    <meta:creation-date>2006-11-16T13:23:55</meta:creation-date>
    <dc:date>2007-05-31T12:33:29</dc:date>
    <dc:language>en-US</dc:language>
    <meta:editing-cycles>5</meta:editing-cycles>
    <meta:editing-duration>PT5M35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